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remove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HashedMap.isEqualKey( Object key1 , Object key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ashedMap.destroyEntry( Hash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EntrySetIterator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equals( Object obj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ashEntry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ashedMap.convert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containsValue(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HashedMap.entryKey( Hash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contains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ashedMap.AbstractHashedMap( int initialCapacity , float loadFactor , int 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Set.EntrySet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Values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HashedMap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removeEntry( HashEntry entry , int hashIndex , HashEntry previo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calculateThreshold( int newCapacity , floa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ntry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ashedMap.create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Iterator.HashMapIterator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isEqualValue( Object value1 , Object 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HashedMap.putAll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ashedMap.AbstractHashed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HashedMap.entryHashCode( Hash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createKeySet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MapIterator.set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checkCapac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shItera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createValues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ashed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HashedMap.reuseEntry( HashEntry entry , int hashIndex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ashedMap.put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sh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HashedMap.entryNext( Hash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AbstractHash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hash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ashedMap.createEntrySet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Iterator.KeySetIterator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ashedMap.containsKey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ash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Iterator.HashIterator( AbstractHashedMap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Hashed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nextEnt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ensureCapacity( int newCapac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hashIndex( int hashCode , int data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Iterator.curren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removeMapping( HashEntry entry , int hashIndex , HashEntry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Iterator.ValuesIterator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remov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ashedMap.AbstractHashedMap( int initialCapacity , float loadFa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HashedMap.do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HashedMap.getEntry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HashedMap.addEntry( HashEntry entry , int hash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ntry.HashEntry( HashEntry next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entryValue( Hash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addMapping( int hashIndex , int hashCode ,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HashedMap.updateEntry( HashEntry entry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KeySet( AbstractHashedMa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shedMap.calculateNewCapacity( int proposedCapac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Set.contains( Object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ashed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ashedMap.doWriteObject( Object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ashedMap.AbstractHashed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